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9cm" svg:height="1.6cm" svg:x="10.333cm" svg:y="5.9cm">
          <text:p text:style-name="P1"><text:span text:style-name="T1">Commit Phase 1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12" draw:id="id12" draw:layer="layout" svg:width="5cm" svg:height="1.9cm" svg:x="10.283cm" svg:y="1.6cm">
          <text:p text:style-name="P1"><text:span text:style-name="T1">Recv COMMI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5" draw:id="id5" draw:layer="layout" svg:width="4.9cm" svg:height="1.6cm" svg:x="10.333cm" svg:y="20.5cm">
          <text:p text:style-name="P1"><text:span text:style-name="T1">Take decis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2" draw:id="id2" draw:layer="layout" svg:width="4.5cm" svg:height="2.6cm" svg:x="10.533cm" svg:y="15.3cm">
          <text:p text:style-name="P2"><text:span text:style-name="T1">Cras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2.783cm" svg:y1="14.1cm" svg:x2="12.783cm" svg:y2="15.3cm" draw:start-shape="id1" draw:start-glue-point="6" draw:end-shape="id2" svg:d="m12783 14100v1200">
          <text:p/>
        </draw:connector>
        <draw:custom-shape draw:style-name="gr1" draw:text-style-name="P1" xml:id="id3" draw:id="id3" draw:layer="layout" svg:width="4.9cm" svg:height="1.6cm" svg:x="17.9cm" svg:y="9.3cm">
          <text:p text:style-name="P1"><text:span text:style-name="T1">Re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5.033cm" svg:y1="16.6cm" svg:x2="20.35cm" svg:y2="10.9cm" draw:start-shape="id2" draw:start-glue-point="7" draw:end-shape="id3" draw:end-glue-point="6" svg:d="m15033 16600h5317v-5700">
          <text:p/>
        </draw:connector>
        <draw:connector draw:style-name="gr4" draw:text-style-name="P2" draw:layer="layout" svg:x1="20.35cm" svg:y1="9.3cm" svg:x2="15.233cm" svg:y2="6.7cm" draw:start-shape="id3" draw:start-glue-point="4" draw:end-shape="id4" draw:end-glue-point="7" svg:d="m20350 9300v-2600h-5117">
          <text:p/>
        </draw:connector>
        <draw:connector draw:style-name="gr5" draw:text-style-name="P2" draw:layer="layout" draw:type="curve" svg:x1="10.333cm" svg:y1="21.3cm" svg:x2="10.333cm" svg:y2="21.3cm" draw:start-shape="id5" draw:start-glue-point="5" draw:end-shape="id5" draw:end-glue-point="5" svg:d="m10333 21300">
          <text:p/>
        </draw:connector>
        <draw:custom-shape draw:style-name="gr1" draw:text-style-name="P1" xml:id="id1" draw:id="id1" draw:layer="layout" svg:width="4.9cm" svg:height="1.6cm" svg:x="10.333cm" svg:y="12.5cm">
          <text:p text:style-name="P1"><text:span text:style-name="T1">rm.prepare(xid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path draw:style-name="gr6" draw:text-style-name="P2" draw:layer="layout" svg:width="2.175cm" svg:height="1.725cm" draw:transform="skewX (0.0287979326579064) rotate (-2.83493830401439) translate (10.6100973678629cm 13.8047772845731cm)" svg:viewBox="0 0 2176 1726" svg:d="m323 9c405-58 759 183 1141 253 417 76 689 502 711 927 29 531-589 498-894 529-359 35-727-48-1049-224l-232-248">
          <text:p/>
        </draw:path>
        <draw:custom-shape draw:style-name="gr1" draw:text-style-name="P1" xml:id="id6" draw:id="id6" draw:layer="layout" svg:width="4.9cm" svg:height="1.6cm" svg:x="10.333cm" svg:y="9.3cm">
          <text:p text:style-name="P1"><text:span text:style-name="T1">Log TXN 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2.783cm" svg:y1="7.5cm" svg:x2="12.783cm" svg:y2="9.3cm" draw:start-shape="id4" draw:start-glue-point="6" draw:end-shape="id6" draw:end-glue-point="4" svg:d="m12783 7500v1800">
          <text:p/>
        </draw:connector>
        <draw:connector draw:style-name="gr2" draw:text-style-name="P2" draw:layer="layout" svg:x1="12.783cm" svg:y1="10.9cm" svg:x2="12.783cm" svg:y2="12.5cm" draw:start-shape="id6" draw:start-glue-point="6" draw:end-shape="id1" draw:end-glue-point="4" svg:d="m12783 10900v1600">
          <text:p/>
        </draw:connector>
        <draw:custom-shape draw:style-name="gr1" draw:text-style-name="P1" xml:id="id7" draw:id="id7" draw:layer="layout" svg:width="4.9cm" svg:height="1.6cm" svg:x="10.333cm" svg:y="23.8cm">
          <text:p text:style-name="P1"><text:span text:style-name="T1">Commit Phase 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8" draw:id="id8" draw:layer="layout" svg:width="4.9cm" svg:height="1.6cm" svg:x="10.333cm" svg:y="27cm">
          <text:p text:style-name="P1"><text:span text:style-name="T1">rm.prepare(xid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path draw:style-name="gr6" draw:text-style-name="P2" draw:layer="layout" svg:width="2.175cm" svg:height="1.725cm" draw:transform="skewX (0.0287979326579064) rotate (-2.83493830401439) translate (10.6310973678629cm 28.4047772845731cm)" svg:viewBox="0 0 2176 1726" svg:d="m323 9c405-58 759 183 1141 253 417 76 689 502 711 927 29 531-589 498-894 529-359 35-727-48-1049-224l-232-248">
          <text:p/>
        </draw:path>
        <draw:custom-shape draw:style-name="gr1" draw:text-style-name="P1" xml:id="id9" draw:id="id9" draw:layer="layout" svg:width="4.5cm" svg:height="2.6cm" svg:x="10.533cm" svg:y="30.2cm">
          <text:p text:style-name="P2"><text:span text:style-name="T1">Cras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1" draw:id="id11" draw:layer="layout" svg:width="4.9cm" svg:height="1.6cm" svg:x="18.1cm" svg:y="23.8cm">
          <text:p text:style-name="P1"><text:span text:style-name="T1">Re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9cm" svg:height="1.6cm" svg:x="17.899cm" svg:y="9.299cm">
          <text:p text:style-name="P1"><text:span text:style-name="T1">Re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4.9cm" svg:height="1.6cm" svg:x="10.333cm" svg:y="34cm">
          <text:p text:style-name="P1"><text:span text:style-name="T1">Delete log of</text:span></text:p>
          <text:p text:style-name="P1"><text:span text:style-name="T1"><text:s/></text:span><text:span text:style-name="T1">TXN 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2.783cm" svg:y1="17.9cm" svg:x2="12.783cm" svg:y2="20.5cm" draw:start-shape="id2" draw:start-glue-point="6" draw:end-shape="id5" draw:end-glue-point="4" svg:d="m12783 17900v2600">
          <text:p text:style-name="P2">NO</text:p>
        </draw:connector>
        <draw:connector draw:style-name="gr2" draw:text-style-name="P2" draw:layer="layout" svg:x1="12.783cm" svg:y1="22.1cm" svg:x2="12.783cm" svg:y2="23.8cm" draw:start-shape="id5" draw:start-glue-point="6" draw:end-shape="id7" draw:end-glue-point="4" svg:d="m12783 22100v1700">
          <text:p/>
        </draw:connector>
        <draw:connector draw:style-name="gr2" draw:text-style-name="P2" draw:layer="layout" svg:x1="12.783cm" svg:y1="25.4cm" svg:x2="12.783cm" svg:y2="27cm" draw:start-shape="id7" draw:start-glue-point="6" draw:end-shape="id8" draw:end-glue-point="4" svg:d="m12783 25400v1600">
          <text:p/>
        </draw:connector>
        <draw:connector draw:style-name="gr2" draw:text-style-name="P2" draw:layer="layout" svg:x1="12.783cm" svg:y1="28.6cm" svg:x2="12.783cm" svg:y2="30.2cm" draw:start-shape="id8" draw:start-glue-point="6" draw:end-shape="id9" draw:end-glue-point="4" svg:d="m12783 28600v1600">
          <text:p/>
        </draw:connector>
        <draw:connector draw:style-name="gr3" draw:text-style-name="P2" draw:layer="layout" svg:x1="12.783cm" svg:y1="32.8cm" svg:x2="12.783cm" svg:y2="34cm" draw:start-shape="id9" draw:start-glue-point="6" draw:end-shape="id10" draw:end-glue-point="4" svg:d="m12783 32800v1200">
          <text:p text:style-name="P2">NO</text:p>
        </draw:connector>
        <draw:connector draw:style-name="gr2" draw:text-style-name="P2" draw:layer="layout" svg:x1="15.033cm" svg:y1="31.5cm" svg:x2="20.55cm" svg:y2="25.4cm" draw:start-shape="id9" draw:start-glue-point="7" draw:end-shape="id11" draw:end-glue-point="6" svg:d="m15033 31500h5517v-6100">
          <text:p/>
        </draw:connector>
        <draw:connector draw:style-name="gr2" draw:text-style-name="P2" draw:layer="layout" svg:x1="18.1cm" svg:y1="24.6cm" svg:x2="15.233cm" svg:y2="24.6cm" draw:start-shape="id11" draw:start-glue-point="5" draw:end-shape="id7" draw:end-glue-point="7" svg:d="m18100 24600h-2867">
          <text:p/>
        </draw:connector>
        <draw:frame draw:style-name="gr7" draw:layer="layout" svg:width="3cm" svg:height="1.45cm" svg:x="19.8cm" svg:y="28.4cm">
          <draw:text-box>
            <text:p>YES</text:p>
          </draw:text-box>
        </draw:frame>
        <draw:frame draw:style-name="gr7" draw:layer="layout" svg:width="3cm" svg:height="1.45cm" svg:x="19.7cm" svg:y="13.1cm">
          <draw:text-box>
            <text:p>YES</text:p>
          </draw:text-box>
        </draw:frame>
        <draw:connector draw:style-name="gr2" draw:text-style-name="P2" draw:layer="layout" svg:x1="12.783cm" svg:y1="3.5cm" svg:x2="12.783cm" svg:y2="5.9cm" draw:start-shape="id12" draw:start-glue-point="8" draw:end-shape="id4" svg:d="m12783 3500v2400">
          <text:p/>
        </draw:connector>
        <draw:custom-shape draw:style-name="gr1" draw:text-style-name="P1" xml:id="id13" draw:id="id13" draw:layer="layout" svg:width="5cm" svg:height="1.9cm" svg:x="10.283cm" svg:y="37.6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svg:x1="12.783cm" svg:y1="35.6cm" svg:x2="12.783cm" svg:y2="37.6cm" draw:start-shape="id10" draw:start-glue-point="6" draw:end-shape="id13" draw:end-glue-point="4" svg:d="m12783 356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6T17:20:30</meta:creation-date>
    <dc:date>2013-11-26T18:04:49</dc:date>
    <meta:editing-duration>PT13M58S</meta:editing-duration>
    <meta:editing-cycles>3</meta:editing-cycles>
    <meta:generator>LibreOffice/3.5$Linux_X86_64 LibreOffice_project/350m1$Build-2</meta:generator>
    <meta:document-statistic meta:object-count="33"/>
  </office:meta>
</office:document-meta>
</file>